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style:style>
    <style:style style:name="P2" style:family="paragraph" style:parent-style-name="Standard">
      <style:paragraph-properties fo:margin-top="0cm" fo:margin-bottom="0.199cm" style:contextual-spacing="false"/>
      <style:text-properties style:font-name="Gentium Book Plus" officeooo:paragraph-rsid="0018f8ad"/>
    </style:style>
    <style:style style:name="P3" style:family="paragraph" style:parent-style-name="Standard">
      <style:paragraph-properties fo:margin-top="0cm" fo:margin-bottom="0.199cm" style:contextual-spacing="false"/>
      <style:text-properties style:font-name="Gentium Book Plus" officeooo:paragraph-rsid="001a4b1a"/>
    </style:style>
    <style:style style:name="P4" style:family="paragraph" style:parent-style-name="Standard">
      <style:paragraph-properties fo:margin-top="0cm" fo:margin-bottom="0.199cm" style:contextual-spacing="false"/>
      <style:text-properties style:font-name="Gentium Book Plus" officeooo:paragraph-rsid="001d2d0d"/>
    </style:style>
    <style:style style:name="P5" style:family="paragraph" style:parent-style-name="Standard">
      <style:paragraph-properties fo:margin-top="0cm" fo:margin-bottom="0.199cm" style:contextual-spacing="false"/>
      <style:text-properties style:font-name="Gentium Book Plus" officeooo:paragraph-rsid="00202400"/>
    </style:style>
    <style:style style:name="T1" style:family="text">
      <style:text-properties officeooo:rsid="001d2d0d"/>
    </style:style>
    <style:style style:name="T2" style:family="text">
      <style:text-properties officeooo:rsid="002024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duction libre du texte « Le ciel nous regarde » :</text:p>
      <text:p text:style-name="P2">Il était une fois un père et une mère qui avaient beaucoup d'enfants. Et on dit qu'en cette année-là, il y a bien longtemps, ils ne mangeaient pas à leur faim. La récolte avait été mauvaise, à ce qu'on dit! Alors un jour, la mère a dit au père des enfants: « On ne peut tout de même pas continuer à affamer les enfants comme ça! Ils font pitié! Va voler quelque chose! » Le père a répondu: « Moi? J’en serais bien incapable! » La mère s'en est prise à lui: « Et pourquoi que tu pourrais pas voler? Si tu n'es pas capable de voler dans la maison de quelqu’un, va donc voler dans les champs! Dans les champs, tu ne seras pas vu! » Alors, ce jeune homme, ce père de famille, il y est allé! Il se disait: « Aïe, aïe, aïe! Rien à faire! Moi qui suis incapable de voler, on m'envoie commettre un vol! Ce soir, comment je vais bien pouvoir voler? » </text:p>
      <text:p text:style-name="P2">Il s'en est allé, panier au dos! Il est arrivé sur la route; on raconte qu'il y avait un fort clair de lune ce jour-là. À la lumière de la lune, il y voyait clair: il voyait sa propre ombre! Il est parvenu dans les champs. Les maisons, il ne se sentait pas capable d'y voler! Il se disposait à voler quelque chose dans les champs. Il se disait: « Ces enfants, ils ont vraiment faim! Ils font pitié! »</text:p>
      <text:p text:style-name="P2">Ainsi parti, il est parvenu dans les champs. Le maïs était mûr, à ce qu’on dit. C’était vers le septième ou huitième mois. Les gens qui manquaient de vivres, comme cette famille, ils n'avaient plus de provisions de la récolte précédente, et ils avaient besoin de la nouvelle récolte, n’est-ce pas! Ainsi parti pour cueillir du maïs nouveau, parvenu dans les champs, il veut cueillir des épis de maïs; il étend le bras. On dit que la lumière de la lune l'aveuglait, comme s'il s'était agi de celle du soleil. Alors il a reculé sa main. Une nouvelle fois il a étendu le bras, il a empoigné un plant de maïs; à nouveau, il a reculé sa main. « M'emparer ne serait-ce que de trois plants de maïs, j'en suis incapable! Je ne peux pas me résoudre à les arracher! Les hommes ne me voient pas, mais le ciel me regarde, le ciel est témoin de ce que je fais! Si mes enfants doivent mourir de faim, qu'ils meurent! Je ne vais pas voler autrui comme ça! » Ce que disant, il s'en est retourné, son panier vide. </text:p>
      <text:p text:style-name="P2">Quand il est arrivé à sa maison, sa femme avait fermé la porte. Elle avait verrouillé sa porte derrière lui lorsqu'il était parti voler de la nourriture! « Ouvre la porte! » a-t-il dit. La mère lui a ouvert la porte et a demandé: « Ce soir, tu nous ramènes quelque chose? — Hélas! Je reviens les mains vides! Je ne veux pas m'emparer des récoltes d'autres gens! Cambrioler des maisons, ce n'est pas bien; je ne veux pas non plus m'emparer de récoltes dans les champs! Comment pourrions-nous nous servir comme ça, dans les champs des autres? Ce que les gens ne voient pas, le ciel le voit! La lune brillait; je ne voulais pas prendre le maïs d'autrui! Du coup, je suis revenu! » Alors, on raconte que la mère de ses enfants a recommencé à le critiquer sans arrêt, à la maison. « Fais donc mourir de faim tes enfants! Nous, on n'a rien à manger à la maison! D'autres seraient capables d'aller voler au domicile des gens; toi, tu n'es pas capable de cambrioler une maison, alors je t'ai dit d'aller voler dehors, dans les champs où personne ne peut t'apercevoir, et tu n'y es pas allé! » Alors, qu'est-ce qu'il pouvait bien répondre, notre jeune homme, le papa? Il n'a rien dit; il se tenait assis; et les enfants disaient: « Papa, j'ai… j'ai faim! Maman, j'ai faim! » Alors, la mère a dit: « Si vous avez faim, buvez donc de l'eau froide! Votre <text:soft-page-break/>père ne vous propose que de l'eau froide, alors va pour de l'eau froide! Quant à voler, il n'y est pas disposé! » </text:p>
      <text:p text:style-name="P3">Une journée de plus a passé ainsi, la faim au ventre. Le lendemain, ils ont à nouveau mangé un peu de verdure bouillie. « Si ce soir tu n'as pas quelque chose à ramener, ne t'avise pas de revenir! Ces enfants, ils n'en peuvent vraiment plus, ils font pitié! Ils ont terriblement faim! » a dit la mère. Le jeune père de famille s'en est à nouveau allé tout pensif, au clair de la lune. « Non, non, tant pis! si on doit mourir, qu'on meure! même si toute la famille doit mourir de faim, moi, dans mon propre cœur, je serai resté honnête! Je n'arriverai pas à voler! » Ce que disant, il s'en est retourné.</text:p>
      <text:p text:style-name="P3">Alors on dit que la mère lui a à nouveau fait des reproches, quand il est revenu à la maison! « Toi, monsieur le père, tu es un pleutre! Un irresponsable! Tu es un jeune homme; les autres, eux, quand ils sont jeunes, ils savent prendre les choses en main, ils savent agir: ils sont capables d'assassiner des gens! d'extorquer! de voler! » Elle s'est emportée contre lui, lui disant: « Toi, t'es pas un homme! » Elle a demandé au père de lui répondre. Mais il n'a rien dit: il s'est tenu assis en silence. </text:p>
      <text:p text:style-name="P1">On dit qu'il y avait dans la famille une jeune fille déjà grande. « Maman, si papa est comme ça… s’il ne veut pas voler… tu vois, il est fondamentalement incapable de voler! Puisqu'il ne veut pas, laissons tomber! Si on doit mourir de faim, eh bien mourons donc de faim! Comme dit papa: ce que les gens ne voient pas, le ciel le voit! Les dieux vont nous venir en aide! » Alors, la mère a dit à nouveau au père: « Retournes-y ce soir; si ce soir tu reviens les mains vides, moi, cette fois-ci, je ne t'ouvrirai pas la porte! » Alors, en ce troisième soir, on dit qu'il y est allé à nouveau, le papa! Ce soir-là, le père a dit à sa grande fille: « Ce soir, ta mère m'oblige à revenir avec quelque chose. Elle nous accable de sarcasmes à longueur de journée, comme tu sais bien; ce soir, je dois absolument trouver quelque chose à rapporter à la maison! Vous faites vraiment pitié, vous autres enfants affamés! » Ce que disant, il s'en est allé. Il a marché, marché, et il est à nouveau parvenu au champ de maïs. La lumière de la lune l'aveuglait, <text:span text:style-name="T1">la tête lui bourdonnait à le faire tituber !</text:span> « Impossible, impossible! Ce soir, je ne vais pas cueillir la récolte d'autrui! Je vais mentir à la mère de mes enfants! » s'est-il dit.</text:p>
      <text:p text:style-name="P4">Au bord de l'eau, de la rivière Lhijji /ɬi˧dʑɯ˩/, qui traverse la plaine de Yongning, il a pris des pierres grosses comme ça, parmi celles que la rivière avait charriées jusque-là. Des cailloux comme ça, tout blancs, il y en a des quantités. Il en ramassé quelques-uns, il les a mis dans son panier, et il s'en est retourné. « Hou là là! Ce que les gens ne voient pas, le ciel le voit! Je ne veux pas voler de nourriture! Ce soir, je vais rapporter quelques cailloux! Allez, je repars! »</text:p>
      <text:p text:style-name="P1">Il n'avait ramassé que quelques cailloux, au départ. Il a marché, marché, marché… et quand il est parvenu à la maison, son fardeau était devenu lourd, à ce que dit l'histoire! Son panier était devenu très pesant ; le panier était plein, à ce que dit l'histoire! Arrivé devant chez lui, il ne tenait plus droit! « Ouvre la porte! » a-t-il dit; mais la mère, elle n'est pas venue ouvrir. Il a répété: « Ouvre, ouvre! » Alors, elle est venue lui ouvrir. Elle lui a demandé: « Ce soir, tu nous ramènes quelque chose? — Oui! Ce soir, j'ai enfin trouvé quelque chose! Ouvre la porte! — Et <text:soft-page-break/>qu'est-ce que tu as trouvé? » lui a-t-elle demandé. « Ce que j'ai trouvé? Ouvre-moi la porte! » a-t-il répondu.</text:p>
      <text:p text:style-name="P4">Lorsqu'elle a eu ouvert la porte, il a dit: « Ce soir, j'ai trouvé des pépites! » Ce que disant, il a renversé sa hotte sur le sol de la cuisine, brrouuum! et les cailloux s'étaient bel et bien transformés en pépites d’argent!</text:p>
      <text:p text:style-name="P4">C'est ainsi: il ne faut pas prendre l'habitude de voler! Il ne faut pas prendre l'habitude d'opprimer les gens! Le ciel nous vient en aide lorsqu'on est réellement dans le besoin. On racontait, jadis, que le ciel pouvait fait des dons comme celui-ci, n'est-ce pas! Cet homme-là, ce sont les esprits du ciel qui lui ont donné la fortune, à ce qu'on raconte! Ce sont réellement les bodhisattvas qui sont source de toute richesse!</text:p>
      <text:p text:style-name="P1">Le père a pris la parole pour résumer aux membres de sa famille ce qui était arrivé: « Nous autres, si démunis qu'on soit, il ne faut pas voler le bien d'autrui, vous avez bien compris, hein? J'étais démuni, auparavant; même démuni, je n'étais jamais allé voler! et voilà que votre mère me répétait à longueur de journée: “Alors comme ça tu n'es toujours pas allé voler quelqu'un! tu n'es toujours pas allé extorquer de l'argent à quelqu'un!” Or moi je suis tout simplement incapable de voler! Quand je suis allé voler, la lune brillait intensément, je sentais le regard des boddhisattvas! Alors je suis rentré à la maison. Trois jours ayant passé, je n'ai plus eu le choix! Là-bas au bord de l'eau, j'ai ramassé une hotte de pierres », a-t-il raconté. « Je suis reparti en emportant une hotte de pierres; votre mère m'a demandé: “Tu nous ramènes quelque chose, ce coup-ci?” Je lui ai répondu: “Oui! Ce soir, j'ai trouvé quelque chose! — Et qu'as tu donc trouvé?” a-t-elle demandé. “Ce soir, j'ai trouvé des pépites!” j'ai dit. Alors elle a ouvert la porte; et quand on a répandu le contenu de la hotte sur le sol de la maison, c'était devenu des pépites! Alors, rappelez-vous bien, désormais: il ne faut pas voler le bien d'autrui! » a-t-il conclu, à ce que dit l'histoire. </text:p>
      <text:p text:style-name="P1">Certaines personnes du village lui ont demandé: « Houlà! Mais avant de devenir soudain riches, vous étiez indigents, vous étiez <text:span text:style-name="T2">pas loin</text:span> de mourir de faim, non? Est-ce qu'en fait tu n'aurais pas trouvé un trésor enterré? » (Note: dans le passé, lors des périodes de troubles, les gens fortunés ne cachaient pas leurs objets précieux dans la maison, qui risquait d'être pillée; ils enterraient or, argent, bijoux… dans une cachette connue d'eux seuls, quelque part dans la forêt qui couvrait une partie de la plaine: au pied de tel arbre, etc.) « Comment se fait-il donc que vous soyez ainsi riches? » ont-ils demandé. « Je n'ai pas découvert de cache aux trésors! C'est un don des bodhisattvas! » a-t-il répondu. « Et… mais… comment est-ce que les bodhisattvas te l'ont donné, ce cadeau? » Il a dit: « La façon dont les bodhisattvas nous ont aidé<text:span text:style-name="T2">s</text:span>, je vais vous l'expliquer! Mes enfants se lamentaient: “On a faim!” Leur mère m'a dit d'aller voler pour les nourrir, mais moi, je suis incapable de voler! La lune m'éblouissait. Quand j'étais sur le point de voler dans les récoltes d'autrui, comme je levais le bras pour cueillir un épi de maïs, j'ai vu l'ombre de mon bras; alors j'ai reculé; je ne pouvais pas voler! Comme j'étendais le bras, je me suis dit: “Je n'y peux rien! Même si les gens ne me voient pas, le ciel me voit! Je suis incapable de voler! Bodhisattvas, prenez pitié de moi!” Je suis allé voler trois fois, trois fois j'ai tendu la main dans la direction du bien d'autrui; trois fois je me suis fait la même réflexion! » a-t-il dit, à ce <text:soft-page-break/>qu'on raconte. Alors les gens ont répliqué: « Votre histoire, elle est pas vraie, allez! Tout ça, ça peut pas être vrai! — Moi, si c'est vrai ou pas… Vous connaissez bien l'histoire de notre famille, puisqu’on est tous du même village! Auparavant, on n’avait même pas d'ustensiles de cuisine décents, oui ou non? Cessez de douter! Il arrive aux gens d'avoir bon cœur! Moi, si pauvre que je sois, j'ai plutôt bon cœur! Alors, croyez-le ou pas, c'est bien comme ça que ça s'est passé: le ciel m'a aidé, la terre m'a aidé! » Voilà ce qu’il leur a répondu, à ce qu'on raconte.</text:p>
      <text:p text:style-name="P5">Alors on dit que les gens sont allés raconter ça de toutes parts. Des tas de gens venaient poser des questions: « Eeeh bien! Vous, comment ça se fait que vous soyez aussi riches? — Pour de vrai, c'est en ramenant des pépites! Avec les pépites qu'on a ramenées, on a pu construire une maison; on a acheté des nouveaux vêtements pour les enfants! On a forgé des anneaux, des bracelets; on en a paré les enfants! Quand nos filles se marient, on a les moyens de leur donner une belle dot! Avec notre argent, on fait toutes sortes de bonnes choses! » Certains incrédules se sont dit: « Mais non, pas possible! Celui-là, cet homme, il a trouvé je ne sais quel trésor caché! D'où lui vient toute cette richesse, vraiment on ne sait pas! » Alors, il leur a répondu: « Je ne l'ai dénichée nulle part, cette richesse! Par pitié cessez de douter de ce que je vous dis! Les bodhisattvas du ciel et de la terre, ils voient tout de ce qu'on fait. Je me suis mis en chemin pour voler dans les champs; or il y a un esprit dans le ciel; il y a un esprit sur terre; ça ne se fait pas de voler, je me rappelais sans cesse que je ne dois pas commettre de mauvaises actions! Voilà comment les bodhisattvas m'ont donné la richesse! » </text:p>
      <text:p text:style-name="P5">Alors, les gens ont fini par se dire: « Eeeh! C’est bien vrai qu’il n'y a pas de voleur dans cette affaire! Suivons donc son bon exemple! »</text:p>
      <text:p text:style-name="P5">Autrefois, quand quelqu'un avait des poules, il arrivait qu'on les lui vole! Quand il avait un porcelet, il arrivait qu'on le lui vole! Quand il avait une mule, il arrivait qu'on la lui vole! En pleine nuit, vrai de vrai, il y avait quantité de voleurs! Par la suite, à force que cette homme-là raconte encore et encore et encore son histoire, il n'y a plus eu de voleurs ni de gens violents. Les gens font le bien autour d’eux! Dans ce monde, l'homme est susceptible de suivre le bon exemple. L'homme habite sous le ciel ; bien qu’il habite sur terre, il n'est pas coupé du ciel! Le Ciel nous observe, la Terre nous observe! « Les gens, ils ne devraient pas agir ainsi! » se disent les bodhisattvas quand ils sont témoin<text:span text:style-name="T2">s</text:span> de mauvaises actions. </text:p>
      <text:p text:style-name="P1">Autrefois, il existait une histoire comme ça, hein! Ma grand-mère, vrai de vrai, elle nous répétait ça sans arrêt: « Même quand vous êtes en mauvaise passe, il ne faut pas voler! il ne faut pas agresser! » Autrefois, il y avait une morale comme ça! « Même si on est dans le besoin, il ne faut pas s'inquiéter! Viendra un jour où on aura en suffisance! Si on agit bien à l'égard des gens, même si à ta génération les parents sont dans la pauvreté, toi, la génération de tes enfants, ils pourront connaître une vie plus confortable! Il ne faut vraiment pas faire de mauvaises actions! » On avait l'habitude de rappeler ça sans cesse. Moi j'y ai réfléchi au fil des jours, et je me dis que ça paraît bel et bien vrai! Les voleurs, les brigands, tous ces gens-là… toi tu es très habile, tu voles des choses, tu parviens à en vivre; mais à la génération suivante, il y en a dont les enfants sont dans la misère et n'ont absolument rien! Les gens… moi j'en ai vu, hein! </text:p>
      <text:p text:style-name="P1"><text:soft-page-break/>Voilà ce qu'on racontait autrefo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9:08:57.343286903</meta:creation-date>
    <dc:date>2024-11-18T19:56:45.120179282</dc:date>
    <meta:editing-duration>PT2H45M5S</meta:editing-duration>
    <meta:editing-cycles>6</meta:editing-cycles>
    <meta:generator>LibreOffice/24.2.6.2$Linux_X86_64 LibreOffice_project/420$Build-2</meta:generator>
    <meta:document-statistic meta:table-count="0" meta:image-count="0" meta:object-count="0" meta:page-count="5" meta:paragraph-count="19" meta:word-count="2703" meta:character-count="14415" meta:non-whitespace-character-count="11717"/>
  </office:meta>
</office:document-meta>
</file>